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automatic-styles>
    <style:style style:name="Table4" style:family="table">
      <style:table-properties style:width="16.501cm" fo:break-after="column" table:align="margins" style:writing-mode="lr-tb"/>
    </style:style>
    <style:style style:name="Table4.A" style:family="table-column">
      <style:table-column-properties style:column-width="4.126cm" style:rel-column-width="16383*"/>
    </style:style>
    <style:style style:name="Table4.D" style:family="table-column">
      <style:table-column-properties style:column-width="4.126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3" style:family="table-row">
      <style:table-row-properties style:row-height="0.101cm"/>
    </style:style>
    <style:style style:name="Table4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436cm" table:align="right"/>
    </style:style>
    <style:style style:name="Table8.A" style:family="table-column">
      <style:table-column-properties style:column-width="4.076cm"/>
    </style:style>
    <style:style style:name="Table8.B" style:family="table-column">
      <style:table-column-properties style:column-width="6.851cm"/>
    </style:style>
    <style:style style:name="Table8.C" style:family="table-column">
      <style:table-column-properties style:column-width="5.509cm"/>
    </style:style>
    <style:style style:name="Table8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8.C1" style:family="table-cell">
      <style:table-cell-properties fo:padding="0.097cm" fo:border="0.002cm solid #333333"/>
    </style:style>
    <style:style style:name="Table8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8.B2" style:family="table-cell">
      <style:table-cell-properties fo:padding="0.097cm" fo:border-left="0.002cm solid #333333" fo:border-right="none" fo:border-top="none" fo:border-bottom="0.002cm solid #333333"/>
    </style:style>
    <style:style style:name="Table8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" style:family="table">
      <style:table-properties style:width="16.436cm" table:align="right"/>
    </style:style>
    <style:style style:name="Table6.A" style:family="table-column">
      <style:table-column-properties style:column-width="4.076cm"/>
    </style:style>
    <style:style style:name="Table6.B" style:family="table-column">
      <style:table-column-properties style:column-width="6.851cm"/>
    </style:style>
    <style:style style:name="Table6.C" style:family="table-column">
      <style:table-column-properties style:column-width="5.509cm"/>
    </style:style>
    <style:style style:name="Table6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6.C1" style:family="table-cell">
      <style:table-cell-properties fo:padding="0.097cm" fo:border="0.002cm solid #333333"/>
    </style:style>
    <style:style style:name="Table6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6.B2" style:family="table-cell">
      <style:table-cell-properties fo:padding="0.097cm" fo:border-left="0.002cm solid #333333" fo:border-right="none" fo:border-top="none" fo:border-bottom="0.002cm solid #333333"/>
    </style:style>
    <style:style style:name="Table6.C2" style:family="table-cell">
      <style:table-cell-properties fo:padding="0.097cm" fo:border-left="0.002cm solid #333333" fo:border-right="0.002cm solid #333333" fo:border-top="none" fo:border-bottom="0.002cm solid #333333"/>
    </style:style>
    <style:style style:name="Table6.6" style:family="table-row">
      <style:table-row-properties style:row-height="0.109cm"/>
    </style:style>
    <style:style style:name="Table2" style:family="table">
      <style:table-properties style:width="16.436cm" table:align="right"/>
    </style:style>
    <style:style style:name="Table2.A" style:family="table-column">
      <style:table-column-properties style:column-width="2.118cm"/>
    </style:style>
    <style:style style:name="Table2.B" style:family="table-column">
      <style:table-column-properties style:column-width="10.474cm"/>
    </style:style>
    <style:style style:name="Table2.C" style:family="table-column">
      <style:table-column-properties style:column-width="1.459cm"/>
    </style:style>
    <style:style style:name="Table2.D" style:family="table-column">
      <style:table-column-properties style:column-width="2.385cm"/>
    </style:style>
    <style:style style:name="Table2.A1" style:family="table-cell">
      <style:table-cell-properties fo:padding="0.097cm" fo:border-left="0.002cm solid #333333" fo:border-right="none" fo:border-top="0.002cm solid #333333" fo:border-bottom="0.002cm solid #333333"/>
    </style:style>
    <style:style style:name="Table2.D1" style:family="table-cell">
      <style:table-cell-properties fo:padding="0.097cm" fo:border="0.002cm solid #333333"/>
    </style:style>
    <style:style style:name="Table2.A2" style:family="table-cell">
      <style:table-cell-properties fo:background-color="transparent" fo:padding="0.097cm" fo:border-left="0.002cm solid #333333" fo:border-right="none" fo:border-top="none" fo:border-bottom="0.002cm solid #333333">
        <style:background-image/>
      </style:table-cell-properties>
    </style:style>
    <style:style style:name="Table2.B2" style:family="table-cell">
      <style:table-cell-properties fo:padding="0.097cm" fo:border-left="0.002cm solid #333333" fo:border-right="none" fo:border-top="none" fo:border-bottom="0.002cm solid #333333"/>
    </style:style>
    <style:style style:name="Table2.D2" style:family="table-cell">
      <style:table-cell-properties fo:padding="0.097cm" fo:border-left="0.002cm solid #333333" fo:border-right="0.002cm solid #333333" fo:border-top="none" fo:border-bottom="0.002cm solid #333333"/>
    </style:style>
    <style:style style:name="P1" style:family="paragraph" style:parent-style-name="Heading_20_4" style:master-page-name="Standard">
      <style:paragraph-properties fo:margin-left="0.026cm" fo:margin-right="0cm" fo:text-indent="0cm" style:auto-text-indent="false" style:page-number="1"/>
    </style:style>
    <style:style style:name="P2" style:family="paragraph" style:parent-style-name="Text_20_body">
      <style:paragraph-properties fo:margin-left="0.026cm" fo:margin-right="0cm" fo:text-indent="0cm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 style:list-style-name="L2"/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master-page-name="Title_20_Page">
      <style:paragraph-properties fo:text-align="center" style:justify-single-word="false"/>
      <style:text-properties style:font-name="Albany" fo:font-size="22pt"/>
    </style:style>
    <style:style style:name="P10" style:family="paragraph" style:parent-style-name="Standard">
      <style:paragraph-properties fo:text-align="center" style:justify-single-word="false"/>
      <style:text-properties fo:color="#594bbf" style:font-name="Albany" fo:font-size="16pt" fo:font-weight="bold"/>
    </style:style>
    <style:style style:name="P11" style:family="paragraph" style:parent-style-name="Standard">
      <style:paragraph-properties fo:text-align="start" style:justify-single-word="false"/>
      <style:text-properties style:font-name="Albany" fo:font-size="12pt" fo:font-weight="bold"/>
    </style:style>
    <style:style style:name="P12" style:family="paragraph" style:parent-style-name="Standard">
      <style:text-properties style:font-name="Albany" fo:font-size="10pt" fo:font-weight="bold"/>
    </style:style>
    <style:style style:name="P13" style:family="paragraph" style:parent-style-name="Standard">
      <style:paragraph-properties fo:margin-left="0.053cm" fo:margin-right="0cm" fo:text-indent="0cm" style:auto-text-indent="false"/>
      <style:text-properties fo:font-weight="bold"/>
    </style:style>
    <style:style style:name="P14" style:family="paragraph" style:parent-style-name="Table_20_Heading">
      <style:text-properties style:font-name="Albany"/>
    </style:style>
    <style:style style:name="P15" style:family="paragraph" style:parent-style-name="Table_20_Heading">
      <style:paragraph-properties fo:text-align="start" style:justify-single-word="false"/>
      <style:text-properties style:font-name="Albany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style:font-name="Albany"/>
    </style:style>
    <style:style style:name="P17" style:family="paragraph" style:parent-style-name="Table_20_Contents">
      <style:text-properties style:font-name="Albany" fo:language="none" fo:country="none" fo:font-weight="normal"/>
    </style:style>
    <style:style style:name="P18" style:family="paragraph" style:parent-style-name="Table_20_Contents">
      <style:text-properties style:font-name="Albany" fo:font-style="normal" style:font-style-asian="normal" style:font-style-complex="normal"/>
    </style:style>
    <style:style style:name="P19" style:family="paragraph" style:parent-style-name="Standard">
      <style:paragraph-properties fo:margin-left="0.026cm" fo:margin-right="0cm" fo:text-indent="0cm" style:auto-text-indent="false"/>
      <style:text-properties fo:font-weight="bold"/>
    </style:style>
    <style:style style:name="P20" style:family="paragraph" style:parent-style-name="Standard">
      <style:text-properties fo:font-weight="bold"/>
    </style:style>
    <style:style style:name="P21" style:family="paragraph" style:parent-style-name="Text_20_body">
      <style:text-properties fo:font-weight="bold"/>
    </style:style>
    <style:style style:name="P22" style:family="paragraph" style:parent-style-name="Table_20_Heading">
      <style:text-properties fo:font-weight="bold"/>
    </style:style>
    <style:style style:name="P23" style:family="paragraph" style:parent-style-name="Table_20_Contents">
      <style:text-properties fo:language="none" fo:country="none"/>
    </style:style>
    <style:style style:name="P24" style:family="paragraph" style:parent-style-name="Standard">
      <style:text-properties fo:color="#ffffff"/>
    </style:style>
    <style:style style:name="P25" style:family="paragraph" style:parent-style-name="Table_20_Contents">
      <style:text-properties fo:language="none" fo:country="none" fo:font-weight="normal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Table_20_Contents">
      <style:text-properties fo:font-weight="bold"/>
    </style:style>
    <style:style style:name="P28" style:family="paragraph" style:parent-style-name="Table_20_Contents">
      <style:text-properties fo:font-weight="bold" style:font-weight-asian="bold" style:font-weight-complex="bold"/>
    </style:style>
    <style:style style:name="P29" style:family="paragraph" style:parent-style-name="Standard">
      <style:text-properties fo:font-size="6pt" fo:font-weight="bold" style:font-size-asian="6pt" style:font-size-complex="6pt"/>
    </style:style>
    <style:style style:name="P30" style:family="paragraph" style:parent-style-name="Standard">
      <style:paragraph-properties fo:break-before="page"/>
      <style:text-properties fo:font-size="6pt" fo:font-weight="bold" style:font-size-asian="6pt" style:font-size-complex="6pt"/>
    </style:style>
    <style:style style:name="P31" style:family="paragraph" style:parent-style-name="Contents_20_1">
      <style:paragraph-properties>
        <style:tab-stops>
          <style:tab-stop style:position="1.199cm"/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Heading_20_1" style:master-page-name="Standard">
      <style:paragraph-properties style:page-number="1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cm"/>
      </text:list-level-style-number>
      <text:list-level-style-number text:level="4" style:num-format="1">
        <style:list-level-properties text:min-label-width="1cm"/>
      </text:list-level-style-number>
      <text:list-level-style-number text:level="5" style:num-format="">
        <style:list-level-properties text:min-label-width="1cm"/>
      </text:list-level-style-number>
      <text:list-level-style-number text:level="6" style:num-format="">
        <style:list-level-properties text:min-label-width="1cm"/>
      </text:list-level-style-number>
      <text:list-level-style-number text:level="7" style:num-format="">
        <style:list-level-properties text:min-label-width="1cm"/>
      </text:list-level-style-number>
      <text:list-level-style-number text:level="8" style:num-format="">
        <style:list-level-properties text:min-label-width="1cm"/>
      </text:list-level-style-number>
      <text:list-level-style-number text:level="9" style:num-format="">
        <style:list-level-properties text:min-label-width="1cm"/>
      </text:list-level-style-number>
      <text:list-level-style-number text:level="10" style:num-format="">
        <style:list-level-properties text:min-label-width="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tru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tracked-changes text:track-changes="false">
        <text:changed-region text:id="ct227810840">
          <text:insertion>
            <office:change-info>
              <dc:creator>Frank Loehmann</dc:creator>
              <dc:date>2005-07-07T16:40:00</dc:date>
            </office:change-info>
          </text:insertion>
        </text:changed-region>
        <text:changed-region text:id="ct229400008">
          <text:deletion>
            <office:change-info>
              <dc:creator>Frank Loehmann</dc:creator>
              <dc:date>2005-07-07T16:40:00</dc:date>
            </office:change-info>
            <text:p text:style-name="Text_20_body">all </text:p>
          </text:deletion>
        </text:changed-region>
        <text:changed-region text:id="ct227213880">
          <text:insertion>
            <office:change-info>
              <dc:creator>Frank Loehmann</dc:creator>
              <dc:date>2005-07-07T16:21:00</dc:date>
            </office:change-info>
          </text:insertion>
        </text:changed-region>
        <text:changed-region text:id="ct223663232">
          <text:deletion>
            <office:change-info>
              <dc:creator>Frank Loehmann</dc:creator>
              <dc:date>2005-07-07T16:42:00</dc:date>
            </office:change-info>
            <text:p text:style-name="Text_20_body"><text:s/>in the newly saved document</text:p>
          </text:deletion>
        </text:changed-region>
        <text:changed-region text:id="ct223717392">
          <text:deletion>
            <office:change-info>
              <dc:creator>Frank Loehmann</dc:creator>
              <dc:date>2005-07-07T16:20:00</dc:date>
            </office:change-info>
            <text:p text:style-name="Text_20_body">Even </text:p>
          </text:deletion>
        </text:changed-region>
        <text:changed-region text:id="ct224079384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3615712">
          <text:deletion>
            <office:change-info>
              <dc:creator>Frank Loehmann</dc:creator>
              <dc:date>2005-07-07T16:20:00</dc:date>
            </office:change-info>
            <text:p text:style-name="Text_20_body">l</text:p>
          </text:deletion>
        </text:changed-region>
        <text:changed-region text:id="ct227881976">
          <text:deletion>
            <office:change-info>
              <dc:creator>Frank Loehmann</dc:creator>
              <dc:date>2005-07-07T16:20:00</dc:date>
            </office:change-info>
            <text:p text:style-name="Text_20_body">s</text:p>
          </text:deletion>
        </text:changed-region>
        <text:changed-region text:id="ct230155424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7972528">
          <text:format-change>
            <office:change-info>
              <dc:creator>Frank Loehmann</dc:creator>
              <dc:date>2005-07-07T16:20:00</dc:date>
            </office:change-info>
          </text:format-change>
        </text:changed-region>
        <text:changed-region text:id="ct230915760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30627904">
          <text:insertion>
            <office:change-info>
              <dc:creator>Frank Loehmann</dc:creator>
              <dc:date>2005-07-07T16:41:00</dc:date>
            </office:change-info>
          </text:insertion>
        </text:changed-region>
        <text:changed-region text:id="ct230606272">
          <text:insertion>
            <office:change-info>
              <dc:creator>Frank Loehmann</dc:creator>
              <dc:date>2005-07-07T16:42:00</dc:date>
            </office:change-info>
          </text:insertion>
        </text:changed-region>
        <text:changed-region text:id="ct230604704">
          <text:deletion>
            <office:change-info>
              <dc:creator>Frank Loehmann</dc:creator>
              <dc:date>2005-07-07T16:20:00</dc:date>
            </office:change-info>
            <text:p text:style-name="Text_20_body">not </text:p>
          </text:deletion>
        </text:changed-region>
        <text:changed-region text:id="ct208495464">
          <text:insertion>
            <office:change-info>
              <dc:creator>Frank Loehmann</dc:creator>
              <dc:date>2005-07-07T16:20:00</dc:date>
            </office:change-info>
          </text:insertion>
        </text:changed-region>
        <text:changed-region text:id="ct223243584">
          <text:insertion>
            <office:change-info>
              <dc:creator>Frank Loehmann</dc:creator>
              <dc:date>2005-07-07T16:42:00</dc:date>
            </office:change-info>
          </text:insertion>
        </text:changed-region>
        <text:changed-region text:id="ct230917144">
          <text:deletion>
            <office:change-info>
              <dc:creator>Frank Loehmann</dc:creator>
              <dc:date>2005-07-07T16:45:00</dc:date>
            </office:change-info>
            <text:h text:style-name="P1" text:outline-level="4" text:is-list-header="true">Motivation</text:h>
            <text:p text:style-name="P2"/>
          </text:deletion>
        </text:changed-region>
        <text:changed-region text:id="ct229399872">
          <text:deletion>
            <office:change-info>
              <dc:creator>Frank Loehmann</dc:creator>
              <dc:date>2005-07-07T16:22:00</dc:date>
            </office:change-info>
            <text:p text:style-name="P2">OOo does not save all versions of a document to the newly saved document when <text:span text:style-name="T1">Save as</text:span> is used. This becomes a problem when the document converter, to convert old OOo 1.1 <text:span text:style-name="T1">.SXW</text:span> files to the new OOo 2.0 <text:span text:style-name="T1">.ODT</text:span> (OpenDocument Format), or the document recovery function is used, because then all versioning data gets lost in the newly saved document. Even loosing versions on saving a document via save as is not intended.</text:p>
          </text:deletion>
        </text:changed-region>
        <text:changed-region text:id="ct230917840">
          <text:deletion>
            <office:change-info>
              <dc:creator>Frank Loehmann</dc:creator>
              <dc:date>2005-07-07T16:57:00</dc:date>
            </office:change-info>
            <text:h text:style-name="Heading_20_2" text:outline-level="2"/>
            <text:p text:style-name="P3"/>
          </text:deletion>
        </text:changed-region>
        <text:changed-region text:id="ct230917544">
          <text:deletion>
            <office:change-info>
              <dc:creator>Frank Loehmann</dc:creator>
              <dc:date>2005-07-07T16:45:00</dc:date>
            </office:change-info>
            <text:p text:style-name="P3">Solution A: Big solution:</text:p>
            <text:p text:style-name="P3">Keep versions of a document when saving the document via <text:span text:style-name="T1">Save as, when th</text:span>e Document Converter or the Auto Recovery function is used. But do not keep version of a document if send via <text:span text:style-name="T1">File - Send - Document as Email</text:span>.</text:p>
          </text:deletion>
        </text:changed-region>
        <text:changed-region text:id="ct230917344">
          <text:deletion>
            <office:change-info>
              <dc:creator>Frank Loehmann</dc:creator>
              <dc:date>2005-07-07T16:57:00</dc:date>
            </office:change-info>
            <text:p text:style-name="P3"/>
            <text:p text:style-name="P3">Solution B: Small solution:</text:p>
          </text:deletion>
        </text:changed-region>
        <text:changed-region text:id="ct217763136">
          <text:insertion>
            <office:change-info>
              <dc:creator>Frank Loehmann</dc:creator>
              <dc:date>2005-07-07T16:46:00</dc:date>
            </office:change-info>
          </text:insertion>
        </text:changed-region>
        <text:changed-region text:id="ct230917944">
          <text:deletion>
            <office:change-info>
              <dc:creator>Frank Loehmann</dc:creator>
              <dc:date>2005-07-07T16:46:00</dc:date>
            </office:change-info>
            <text:p text:style-name="Text_20_body">K</text:p>
          </text:deletion>
        </text:changed-region>
        <text:changed-region text:id="ct230914920">
          <text:insertion>
            <office:change-info>
              <dc:creator>Frank Loehmann</dc:creator>
              <dc:date>2005-07-07T16:46:00</dc:date>
            </office:change-info>
          </text:insertion>
        </text:changed-region>
        <text:changed-region text:id="ct230915120">
          <text:insertion>
            <office:change-info>
              <dc:creator>Frank Loehmann</dc:creator>
              <dc:date>2005-07-07T16:46:00</dc:date>
            </office:change-info>
          </text:insertion>
        </text:changed-region>
        <text:changed-region text:id="ct230915416">
          <text:insertion>
            <office:change-info>
              <dc:creator>Frank Loehmann</dc:creator>
              <dc:date>2005-07-07T16:46:00</dc:date>
            </office:change-info>
          </text:insertion>
        </text:changed-region>
        <text:changed-region text:id="ct230915544">
          <text:insertion>
            <office:change-info>
              <dc:creator>Frank Loehmann</dc:creator>
              <dc:date>2005-07-07T16:46:00</dc:date>
            </office:change-info>
          </text:insertion>
        </text:changed-region>
        <text:changed-region text:id="ct230916408">
          <text:deletion>
            <office:change-info>
              <dc:creator>Frank Loehmann</dc:creator>
              <dc:date>2005-07-07T16:46:00</dc:date>
            </office:change-info>
            <text:p text:style-name="P4">only when the Document Converter or the Auto Recovery function is used.</text:p>
          </text:deletion>
        </text:changed-region>
        <text:changed-region text:id="ct230916160">
          <text:deletion>
            <office:change-info>
              <dc:creator>Frank Loehmann</dc:creator>
              <dc:date>2005-07-07T16:47:00</dc:date>
            </office:change-info>
            <text:p text:style-name="Text_20_body"/>
            <text:h text:style-name="P5" text:outline-level="2">Technical Dependencies</text:h>
            <text:p text:style-name="P4">If the testing effort would be too high when changing the normal <text:span text:style-name="T1">Save as</text:span> behavior (Solution A, see above) , solution B could be used as a back-up plan.</text:p>
          </text:deletion>
        </text:changed-region>
        <text:changed-region text:id="ct223816272">
          <text:deletion>
            <office:change-info>
              <dc:creator>Frank Loehmann</dc:creator>
              <dc:date>2005-07-07T16:47:00</dc:date>
            </office:change-info>
            <text:p text:style-name="Text_20_body">The OpenOffice.org API is extended by a new flag. If this flag is set, </text:p>
          </text:deletion>
        </text:changed-region>
        <text:changed-region text:id="ct223821672">
          <text:insertion>
            <office:change-info>
              <dc:creator>Frank Loehmann</dc:creator>
              <dc:date>2005-07-07T16:47:00</dc:date>
            </office:change-info>
          </text:insertion>
        </text:changed-region>
        <text:changed-region text:id="ct227010528">
          <text:deletion>
            <office:change-info>
              <dc:creator>Frank Loehmann</dc:creator>
              <dc:date>2005-07-07T16:47:00</dc:date>
            </office:change-info>
            <text:p text:style-name="Text_20_body">a</text:p>
          </text:deletion>
        </text:changed-region>
        <text:changed-region text:id="ct223645112">
          <text:insertion>
            <office:change-info>
              <dc:creator>Frank Loehmann</dc:creator>
              <dc:date>2005-07-07T16:47:00</dc:date>
            </office:change-info>
          </text:insertion>
        </text:changed-region>
        <text:changed-region text:id="ct227819704">
          <text:insertion>
            <office:change-info>
              <dc:creator>Frank Loehmann</dc:creator>
              <dc:date>2005-07-07T16:47:00</dc:date>
            </office:change-info>
          </text:insertion>
        </text:changed-region>
        <text:changed-region text:id="ct227798504">
          <text:insertion>
            <office:change-info>
              <dc:creator>Frank Loehmann</dc:creator>
              <dc:date>2005-07-07T16:48:00</dc:date>
            </office:change-info>
          </text:insertion>
        </text:changed-region>
        <text:changed-region text:id="ct230171520">
          <text:insertion>
            <office:change-info>
              <dc:creator>Frank Loehmann</dc:creator>
              <dc:date>2005-07-07T16:48:00</dc:date>
            </office:change-info>
          </text:insertion>
        </text:changed-region>
        <text:changed-region text:id="ct230932592">
          <text:deletion>
            <office:change-info>
              <dc:creator>Frank Loehmann</dc:creator>
              <dc:date>2005-07-07T16:48:00</dc:date>
            </office:change-info>
            <text:p text:style-name="P6"><text:s/>via save as. This flag will be set when the Document Converter or the Emergency Recovery function is saving documents.</text:p>
            <text:p text:style-name="P6">Solution A: (Big solution)</text:p>
          </text:deletion>
        </text:changed-region>
        <text:changed-region text:id="ct219622824">
          <text:deletion>
            <office:change-info>
              <dc:creator>Frank Loehmann</dc:creator>
              <dc:date>2005-07-07T16:49:00</dc:date>
            </office:change-info>
            <text:p text:style-name="P6"/>
            <text:p text:style-name="P6"/>
          </text:deletion>
        </text:changed-region>
        <text:changed-region text:id="ct219179384">
          <text:deletion>
            <office:change-info>
              <dc:creator>Frank Loehmann</dc:creator>
              <dc:date>2005-07-07T16:48:00</dc:date>
            </office:change-info>
            <text:p text:style-name="P6">The <text:span text:style-name="T1">Save as</text:span> behavior changes as follows:</text:p>
            <text:list text:style-name="L2">
              <text:list-item>
                <text:p text:style-name="P7">Versions will always be kept</text:p>
              </text:list-item>
            </text:list>
            <text:p text:style-name="P6">except when sending a copy of the document via File - Send - Document - As E-mail. Then this temporarily made copy will not contain any versions.</text:p>
          </text:deletion>
        </text:changed-region>
        <text:changed-region text:id="ct230009624">
          <text:deletion>
            <office:change-info>
              <dc:creator>Frank Loehmann</dc:creator>
              <dc:date>2005-07-07T16:49:00</dc:date>
            </office:change-info>
            <text:p text:style-name="P6"/>
            <text:p text:style-name="P3">Solution B: (small solution)</text:p>
            <text:p text:style-name="P8"><text:span text:style-name="T2">The </text:span><text:span text:style-name="T3">Save as</text:span><text:span text:style-name="T2"> behavior itself will not be changed, but document versions will be kept during the</text:span></text:p>
          </text:deletion>
        </text:changed-region>
        <text:changed-region text:id="ct208613064">
          <text:insertion>
            <office:change-info>
              <dc:creator>Frank Loehmann</dc:creator>
              <dc:date>2005-07-07T16:49:00</dc:date>
            </office:change-info>
          </text:insertion>
        </text:changed-region>
        <text:changed-region text:id="ct109971760">
          <text:deletion>
            <office:change-info>
              <dc:creator>Frank Loehmann</dc:creator>
              <dc:date>2005-07-07T17:04:00</dc:date>
            </office:change-info>
            <text:p text:style-name="Text_20_body">d</text:p>
          </text:deletion>
        </text:changed-region>
        <text:changed-region text:id="ct111489160">
          <text:insertion>
            <office:change-info>
              <dc:creator>Frank Loehmann</dc:creator>
              <dc:date>2005-07-07T16:50:00</dc:date>
            </office:change-info>
          </text:insertion>
        </text:changed-region>
        <text:changed-region text:id="ct208613192">
          <text:insertion>
            <office:change-info>
              <dc:creator>Frank Loehmann</dc:creator>
              <dc:date>2005-07-07T16:50:00</dc:date>
            </office:change-info>
          </text:insertion>
        </text:changed-region>
        <text:changed-region text:id="ct116661920">
          <text:deletion>
            <office:change-info>
              <dc:creator>Frank Loehmann</dc:creator>
              <dc:date>2005-07-07T16:50:00</dc:date>
            </office:change-info>
            <text:p text:style-name="Text_20_body">and </text:p>
          </text:deletion>
        </text:changed-region>
        <text:changed-region text:id="ct205364544">
          <text:insertion>
            <office:change-info>
              <dc:creator>Frank Loehmann</dc:creator>
              <dc:date>2005-07-07T17:04:00</dc:date>
            </office:change-info>
          </text:insertion>
        </text:changed-region>
        <text:changed-region text:id="ct219574024">
          <text:deletion>
            <office:change-info>
              <dc:creator>Frank Loehmann</dc:creator>
              <dc:date>2005-07-07T17:04:00</dc:date>
            </office:change-info>
            <text:p text:style-name="Text_20_body">t</text:p>
          </text:deletion>
        </text:changed-region>
        <text:changed-region text:id="ct208350440">
          <text:insertion>
            <office:change-info>
              <dc:creator>Frank Loehmann</dc:creator>
              <dc:date>2005-07-07T16:50:00</dc:date>
            </office:change-info>
          </text:insertion>
        </text:changed-region>
        <text:changed-region text:id="ct208611480">
          <text:deletion>
            <office:change-info>
              <dc:creator>Frank Loehmann</dc:creator>
              <dc:date>2005-07-07T16:50:00</dc:date>
            </office:change-info>
            <text:p text:style-name="Text_20_body">process</text:p>
          </text:deletion>
        </text:changed-region>
        <text:changed-region text:id="ct218759928">
          <text:insertion>
            <office:change-info>
              <dc:creator>Frank Loehmann</dc:creator>
              <dc:date>2005-07-07T16:50:00</dc:date>
            </office:change-info>
          </text:insertion>
        </text:changed-region>
        <text:changed-region text:id="ct202544968">
          <text:insertion>
            <office:change-info>
              <dc:creator>Frank Loehmann</dc:creator>
              <dc:date>2005-07-07T16:58:00</dc:date>
            </office:change-info>
          </text:insertion>
        </text:changed-region>
        <text:changed-region text:id="ct200322944">
          <text:insertion>
            <office:change-info>
              <dc:creator>Frank Loehmann</dc:creator>
              <dc:date>2005-07-07T17:03:00</dc:date>
            </office:change-info>
          </text:insertion>
        </text:changed-region>
        <text:changed-region text:id="ct218884320">
          <text:insertion>
            <office:change-info>
              <dc:creator>Frank Loehmann</dc:creator>
              <dc:date>2005-07-07T17:03:00</dc:date>
            </office:change-info>
          </text:insertion>
        </text:changed-region>
        <text:changed-region text:id="ct115323976">
          <text:insertion>
            <office:change-info>
              <dc:creator>Frank Loehmann</dc:creator>
              <dc:date>2005-07-07T17:03:00</dc:date>
            </office:change-info>
          </text:insertion>
        </text:changed-region>
        <text:changed-region text:id="ct224202824">
          <text:insertion>
            <office:change-info>
              <dc:creator>Frank Loehmann</dc:creator>
              <dc:date>2005-07-07T17:04:00</dc:date>
            </office:change-info>
          </text:insertion>
        </text:changed-region>
        <text:changed-region text:id="ct110038288">
          <text:insertion>
            <office:change-info>
              <dc:creator>Frank Loehmann</dc:creator>
              <dc:date>2005-07-07T17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havior of Saving Documents Containing Versions</text:p>
      <text:p text:style-name="P10">OpenOffice 2.0 / StarOffice 8</text:p>
      <text:p text:style-name="P11"/>
      <text:p text:style-name="P12"/>
      <text:p text:style-name="P13"/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14">Document - ID</text:p>
            </table:table-cell>
            <table:table-cell table:style-name="Table4.A1" office:value-type="string">
              <text:p text:style-name="P15">Specification Owner </text:p>
            </table:table-cell>
            <table:table-cell table:style-name="Table4.A1" office:value-type="string">
              <text:p text:style-name="P15">Last Change </text:p>
            </table:table-cell>
            <table:table-cell table:style-name="Table4.D1" office:value-type="string">
              <text:p text:style-name="P15">Status</text:p>
            </table:table-cell>
          </table:table-row>
        </table:table-header-rows>
        <table:table-row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>Frank Loehmann</text:p>
          </table:table-cell>
          <table:table-cell table:style-name="Table4.A2" office:value-type="string">
            <text:p text:style-name="P17">07. July 05</text:p>
          </table:table-cell>
          <table:table-cell table:style-name="Table4.D2" office:value-type="string">
            <text:p text:style-name="P16">Draft</text:p>
          </table:table-cell>
        </table:table-row>
        <table:table-row table:style-name="Table4.3">
          <table:table-cell table:style-name="Table4.D2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4">Conforms to</text:p>
          </table:table-cell>
          <table:table-cell table:style-name="Table4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">Applies to</text:p>
          </table:table-cell>
          <table:table-cell table:style-name="Table4.D2" table:number-columns-spanned="3" office:value-type="string">
            <text:p text:style-name="P16">All Applications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">Task ID(s)</text:p>
          </table:table-cell>
          <table:table-cell table:style-name="Table4.D2" table:number-columns-spanned="3" office:value-type="string">
            <text:p text:style-name="P16"><text:placeholder text:placeholder-type="text" text:description="Enter the list of Tasks depending on this feature or bug.">&lt;Required - Tasklist comma separated.&gt;</text:placeholder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">Category</text:p>
          </table:table-cell>
          <table:table-cell table:style-name="Table4.B7" table:number-columns-spanned="3" office:value-type="string">
            <text:p text:style-name="P18">Feature</text:p>
          </table:table-cell>
          <table:covered-table-cell/>
          <table:covered-table-cell/>
        </table:table-row>
      </table:table>
      <text:p text:style-name="P19"/>
      <text:p text:style-name="P20"/>
      <text:p text:style-name="P21">Abstract</text:p>
      <text:p text:style-name="Text_20_body">OOo <text:change-start text:change-id="ct227810840"/>1.1 <text:change-end text:change-id="ct227810840"/>does not save <text:change text:change-id="ct229400008"/>versions of a document to the newly saved document when <text:span text:style-name="T1">Save as</text:span> <text:change-start text:change-id="ct227213880"/>functionality <text:change-end text:change-id="ct227213880"/>is used. This becomes a problem when the document converter, to convert old OOo 1.1 <text:span text:style-name="T1">.SXW</text:span> files to the new OOo 2.0 <text:span text:style-name="T1">.ODT</text:span> (OpenDocument Format), or the document recovery function is used, because then all versioning information gets lost<text:change text:change-id="ct223663232"/>. <text:change text:change-id="ct223717392"/><text:change-start text:change-id="ct224079384"/>L<text:change-end text:change-id="ct224079384"/><text:change text:change-id="ct223615712"/>oosing versions on saving a document via <text:change text:change-id="ct227881976"/><text:change-start text:change-id="ct230155424"/><text:span text:style-name="T1">S</text:span><text:change-end text:change-id="ct230155424"/><text:change-start text:change-id="ct227972528"/><text:span text:style-name="T1">ave as</text:span><text:change-end text:change-id="ct227972528"/> <text:change-start text:change-id="ct230915760"/>menu command <text:change-end text:change-id="ct230915760"/><text:change-start text:change-id="ct230627904"/>instead <text:change-end text:change-id="ct230627904"/>is <text:change-start text:change-id="ct230606272"/>still <text:change-end text:change-id="ct230606272"/><text:change text:change-id="ct230604704"/>intended<text:change-start text:change-id="ct208495464"/> and also <text:s/>documented in help<text:change-end text:change-id="ct208495464"/>.<text:change-start text:change-id="ct223243584"/> Thus the saving behavior for documents is changed that only the Save As... command will delete versions on saving, all others will not.<text:change-end text:change-id="ct223243584"/></text:p>
      <text:p text:style-name="P3">i-Team Members (The specification owner is part of the i-Team)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2"/>
            </table:table-cell>
            <table:table-cell table:style-name="Table8.A1" office:value-type="string">
              <text:p text:style-name="P22">Name</text:p>
            </table:table-cell>
            <table:table-cell table:style-name="Table8.C1" office:value-type="string">
              <text:p text:style-name="Table_20_Heading">E-mail Address</text:p>
            </table:table-cell>
          </table:table-row>
        </table:table-header-rows>
        <table:table-row>
          <table:table-cell table:style-name="Table8.A2" office:value-type="string">
            <text:p text:style-name="Table_20_Heading">User Experience</text:p>
          </table:table-cell>
          <table:table-cell table:style-name="Table8.B2" office:value-type="string">
            <text:p text:style-name="P23">Frank Loehmann (FL)</text:p>
          </table:table-cell>
          <table:table-cell table:style-name="Table8.C2" office:value-type="string">
            <text:p text:style-name="P23">frank.loemann@sun.com</text:p>
          </table:table-cell>
        </table:table-row>
        <table:table-row>
          <table:table-cell table:style-name="Table8.A2" office:value-type="string">
            <text:p text:style-name="Table_20_Heading">Development</text:p>
          </table:table-cell>
          <table:table-cell table:style-name="Table8.B2" office:value-type="string">
            <text:p text:style-name="P23">Mathias Bauer (MBA)</text:p>
          </table:table-cell>
          <table:table-cell table:style-name="Table8.C2" office:value-type="string">
            <text:p text:style-name="P23">mathias.bauer@sun.com</text:p>
          </table:table-cell>
        </table:table-row>
        <table:table-row>
          <table:table-cell table:style-name="Table8.A2" office:value-type="string">
            <text:p text:style-name="Table_20_Heading">Quality Assurance</text:p>
          </table:table-cell>
          <table:table-cell table:style-name="Table8.B2" office:value-type="string">
            <text:p text:style-name="P23">Thorsten Martens (TM)</text:p>
          </table:table-cell>
          <table:table-cell table:style-name="Table8.C2" office:value-type="string">
            <text:p text:style-name="P23">thorsten.martens@sun.com</text:p>
          </table:table-cell>
        </table:table-row>
        <table:table-row>
          <table:table-cell table:style-name="Table8.A2" office:value-type="string">
            <text:p text:style-name="Table_20_Heading">Documentation</text:p>
          </table:table-cell>
          <table:table-cell table:style-name="Table8.B2" office:value-type="string">
            <text:p text:style-name="P23">Uwe Fischer (UFI)</text:p>
          </table:table-cell>
          <table:table-cell table:style-name="Table8.C2" office:value-type="string">
            <text:p text:style-name="P23">uwe.fischer@sun.com</text:p>
          </table:table-cell>
        </table:table-row>
      </table:table>
      <text:p text:style-name="P24"/>
      <text:p text:style-name="P21">Approved for Implementa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22"/>
            </table:table-cell>
            <table:table-cell table:style-name="Table6.A1" office:value-type="string">
              <text:p text:style-name="Table_20_Heading">Approved by</text:p>
            </table:table-cell>
            <table:table-cell table:style-name="Table6.C1" office:value-type="string">
              <text:p text:style-name="Table_20_Heading">Date</text:p>
            </table:table-cell>
          </table:table-row>
        </table:table-header-rows>
        <table:table-row>
          <table:table-cell table:style-name="Table6.A2" office:value-type="string">
            <text:p text:style-name="P22">User Experience</text:p>
          </table:table-cell>
          <table:table-cell table:style-name="Table6.B2" office:value-type="string">
            <text:p text:style-name="P23">Frank Loehmann</text:p>
          </table:table-cell>
          <table:table-cell table:style-name="Table6.C2" office:value-type="string">
            <text:p text:style-name="P25">07. July 05</text:p>
          </table:table-cell>
        </table:table-row>
        <table:table-row>
          <table:table-cell table:style-name="Table6.A2" office:value-type="string">
            <text:p text:style-name="Table_20_Heading">Development</text:p>
          </table:table-cell>
          <table:table-cell table:style-name="Table6.B2" office:value-type="string">
            <text:p text:style-name="P23"/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Table_20_Heading">Quality Assurance</text:p>
          </table:table-cell>
          <table:table-cell table:style-name="Table6.B2" office:value-type="string">
            <text:p text:style-name="P23"/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Table_20_Heading">Documentation</text:p>
          </table:table-cell>
          <table:table-cell table:style-name="Table6.B2" office:value-type="string">
            <text:p text:style-name="P23">Uwe Fischer</text:p>
          </table:table-cell>
          <table:table-cell table:style-name="Table6.C2" office:value-type="string">
            <text:p text:style-name="P23">08. July 05</text:p>
          </table:table-cell>
        </table:table-row>
        <table:table-row table:style-name="Table6.6">
          <table:table-cell table:style-name="Table6.A2" office:value-type="string">
            <text:p text:style-name="Table_20_Heading"/>
          </table:table-cell>
          <table:table-cell table:style-name="Table6.B2" office:value-type="string">
            <text:p text:style-name="P23"/>
          </table:table-cell>
          <table:table-cell table:style-name="Table6.C2" office:value-type="string">
            <text:p text:style-name="P23"/>
          </table:table-cell>
        </table:table-row>
        <table:table-row>
          <table:table-cell table:style-name="Table6.A2" office:value-type="string">
            <text:p text:style-name="Table_20_Heading">String Review</text:p>
          </table:table-cell>
          <table:table-cell table:style-name="Table6.B2" office:value-type="string">
            <text:p text:style-name="P23"/>
          </table:table-cell>
          <table:table-cell table:style-name="Table6.C2" office:value-type="string">
            <text:p text:style-name="P23"/>
          </table:table-cell>
        </table:table-row>
      </table:table>
      <text:p text:style-name="Standard"/>
      <text:p text:style-name="P26"/>
      <text:p text:style-name="P21">Document Change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/><text:span text:style-name="T4">Rev. Level</text:span></text:p>
            </table:table-cell>
            <table:table-cell table:style-name="Table2.A1" office:value-type="string">
              <text:p text:style-name="Table_20_Heading"><text:s/><text:span text:style-name="T4">Change</text:span></text:p>
            </table:table-cell>
            <table:table-cell table:style-name="Table2.A1" office:value-type="string">
              <text:p text:style-name="Table_20_Heading">Initials</text:p>
            </table:table-cell>
            <table:table-cell table:style-name="Table2.D1" office:value-type="string">
              <text:p text:style-name="Table_20_Heading">Date</text:p>
            </table:table-cell>
          </table:table-row>
        </table:table-header-rows>
        <table:table-row>
          <table:table-cell table:style-name="Table2.A2" office:value-type="string">
            <text:p text:style-name="P27">1.0</text:p>
          </table:table-cell>
          <table:table-cell table:style-name="Table2.B2" office:value-type="string">
            <text:p text:style-name="P23">Initial Draft</text:p>
          </table:table-cell>
          <table:table-cell table:style-name="Table2.B2" office:value-type="string">
            <text:p text:style-name="P23">FL</text:p>
          </table:table-cell>
          <table:table-cell table:style-name="Table2.D2" office:value-type="string">
            <text:p text:style-name="P25">05. July 05</text:p>
          </table:table-cell>
        </table:table-row>
        <table:table-row>
          <table:table-cell table:style-name="Table2.A2" office:value-type="string">
            <text:p text:style-name="P28">1.1</text:p>
          </table:table-cell>
          <table:table-cell table:style-name="Table2.B2" office:value-type="string">
            <text:p text:style-name="P23">Finalization</text:p>
          </table:table-cell>
          <table:table-cell table:style-name="Table2.B2" office:value-type="string">
            <text:p text:style-name="P23">FL</text:p>
          </table:table-cell>
          <table:table-cell table:style-name="Table2.D2" office:value-type="string">
            <text:p text:style-name="P23">07. July 05</text:p>
          </table:table-cell>
        </table:table-row>
      </table:table>
      <text:p text:style-name="P29"/>
      <text:p text:style-name="P30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2" text:style-name="Contents_20_2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3" text:style-name="Contents_20_3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4" text:style-name="Contents_20_4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chapter text:style-name="Contents_20_Links"/>
            <text:index-entry-tab-stop text:style-name="Contents_20_Links" style:type="left" style:position="1.199cm" style:leader-char=" "/>
            <text:index-entry-link-start/>
            <text:index-entry-text text:style-name="Contents_20_Links"/>
            <text:index-entry-link-end/>
            <text:index-entry-tab-stop text:style-name="Contents_20_Links" style:type="right" style:leader-char="."/>
            <text:index-entry-page-number text:style-name="Contents_20_Links"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31"><text:span text:style-name="Contents_20_Links">1<text:tab/></text:span><text:a xlink:type="simple" xlink:href="#1.Requirements and Dependencies|outline"><text:span text:style-name="Contents_20_Links"><text:span text:style-name="Contents_20_Links">Requirements and Dependencies</text:span></text:span></text:a><text:span text:style-name="Contents_20_Links"><text:tab/></text:span><text:span text:style-name="Contents_20_Links"><text:span text:style-name="Contents_20_Links">1</text:span></text:span></text:p>
          <text:p text:style-name="P31"><text:span text:style-name="Contents_20_Links">2<text:tab/></text:span><text:a xlink:type="simple" xlink:href="#2.Competitive Analyses|outline"><text:span text:style-name="Contents_20_Links"><text:span text:style-name="Contents_20_Links">Competitive Analyses</text:span></text:span></text:a><text:span text:style-name="Contents_20_Links"><text:tab/></text:span><text:span text:style-name="Contents_20_Links"><text:span text:style-name="Contents_20_Links">1</text:span></text:span></text:p>
          <text:p text:style-name="P31"><text:span text:style-name="Contents_20_Links">3<text:tab/></text:span><text:a xlink:type="simple" xlink:href="#3.Detailed Specification|outline"><text:span text:style-name="Contents_20_Links"><text:span text:style-name="Contents_20_Links">Detailed Specification</text:span></text:span></text:a><text:span text:style-name="Contents_20_Links"><text:tab/></text:span><text:span text:style-name="Contents_20_Links"><text:span text:style-name="Contents_20_Links">1</text:span></text:span></text:p>
          <text:p text:style-name="P31"><text:span text:style-name="Contents_20_Links">4<text:tab/></text:span><text:a xlink:type="simple" xlink:href="#4.Future Tasks|outline"><text:span text:style-name="Contents_20_Links"><text:span text:style-name="Contents_20_Links">Future Tasks</text:span></text:span></text:a><text:span text:style-name="Contents_20_Links"><text:tab/></text:span><text:span text:style-name="Contents_20_Links"><text:span text:style-name="Contents_20_Links">1</text:span></text:span></text:p>
        </text:index-body>
      </text:table-of-content>
      <text:p text:style-name="P29"/>
      <text:h text:style-name="P32" text:outline-level="1"><text:change text:change-id="ct230917144"/><text:change text:change-id="ct229399872"/>Requirements and Dependencies<text:change text:change-id="ct230917840"/><text:change text:change-id="ct230917544"/><text:change text:change-id="ct230917344"/></text:h>
      <text:p text:style-name="Text_20_body"><text:change-start text:change-id="ct217763136"/>Always <text:change-end text:change-id="ct217763136"/><text:change text:change-id="ct230917944"/><text:change-start text:change-id="ct230914920"/>k<text:change-end text:change-id="ct230914920"/>eep versions of a document<text:change-start text:change-id="ct230915120"/>,<text:change-end text:change-id="ct230915120"/> <text:change-start text:change-id="ct230915416"/>except <text:span text:style-name="T1">Save as</text:span><text:span text:style-name="T5"> is chosen from the </text:span><text:change-end text:change-id="ct230915416"/><text:span text:style-name="T5">File </text:span><text:change-start text:change-id="ct230915544"/><text:span text:style-name="T5">menu.</text:span><text:change-end text:change-id="ct230915544"/><text:change text:change-id="ct230916408"/><text:change text:change-id="ct230916160"/></text:p>
      <text:h text:style-name="Heading_20_1" text:outline-level="1">Competitive Analyses</text:h>
      <text:p text:style-name="Text_20_body">MS Office XP keeps versions on saving a file via <text:span text:style-name="T1">Save as</text:span>. Drops version on sending by e-mail</text:p>
      <text:h text:style-name="Heading_20_1" text:outline-level="1">Detailed Specification</text:h>
      <text:p text:style-name="Text_20_body"><text:change text:change-id="ct223816272"/><text:change-start text:change-id="ct223821672"/>A<text:change-end text:change-id="ct223821672"/><text:change text:change-id="ct227010528"/>ll versions of a document are kept on saving a file<text:change-start text:change-id="ct223645112"/>, except <text:change-end text:change-id="ct223645112"/>when <text:change-start text:change-id="ct227819704"/>the Save <text:change-end text:change-id="ct227819704"/><text:change-start text:change-id="ct227798504"/>as... menu command from the file menu is used.<text:change-end text:change-id="ct227798504"/></text:p>
      <text:p text:style-name="P8">Versions are supported by Writer, Master doucment, Calc, Draw, Impress, Math and XForms which is <text:s/>basically a Writer document.<text:change-start text:change-id="ct230171520"/></text:p>
      <text:p text:style-name="P6"><text:change-end text:change-id="ct230171520"/><text:change text:change-id="ct230932592"/><text:change text:change-id="ct219622824"/><text:change text:change-id="ct219179384"/><text:change text:change-id="ct230009624"/><text:change-start text:change-id="ct208613064"/>The following has to be achieved by QA:</text:p>
      <text:list text:style-name="L3">
        <text:list-item>
          <text:p text:style-name="P33"><text:change-end text:change-id="ct208613064"/>Versions of a OOo 1.1 and OOo 2.0 document are kept on saving a document via <text:span text:style-name="T6">Save</text:span></text:p>
        </text:list-item>
        <text:list-item>
          <text:p text:style-name="P33"><text:change text:change-id="ct109971760"/>The document recovery process<text:change-start text:change-id="ct111489160"/> now keeps version<text:change-end text:change-id="ct111489160"/>s<text:change-start text:change-id="ct208613192"/> when restoring documents<text:change-end text:change-id="ct208613192"/></text:p>
        </text:list-item>
        <text:list-item>
          <text:p text:style-name="P33"><text:change text:change-id="ct116661920"/><text:change-start text:change-id="ct205364544"/>T<text:change-end text:change-id="ct205364544"/><text:change text:change-id="ct219574024"/>he document conversion <text:change-start text:change-id="ct208350440"/>wizard now keeps versions<text:change-end text:change-id="ct208350440"/><text:change text:change-id="ct208611480"/> when converting OO 1.1 documents to the OO 2.0 OpenDocument format<text:change-start text:change-id="ct218759928"/>.</text:p>
        </text:list-item>
        <text:list-item>
          <text:p text:style-name="P33">Saving <text:change-end text:change-id="ct218759928"/><text:change-start text:change-id="ct202544968"/>a modified OOo 1.1 file will <text:change-end text:change-id="ct202544968"/><text:change-start text:change-id="ct200322944"/>call the <text:change-end text:change-id="ct200322944"/>A<text:change-start text:change-id="ct218884320"/>lien<text:change-end text:change-id="ct218884320"/><text:note text:id="ftn1" text:note-class="footnote"><text:note-citation>1</text:note-citation><text:note-body><text:p text:style-name="Footnote">http://specs.openoffice.org/appwide/fileIO/AlienFormatWarning.sxw</text:p></text:note-body></text:note><text:change-start text:change-id="ct115323976"/> dialog to suggest saving in OO 2.0 format. If <text:change-end text:change-id="ct115323976"/><text:change-start text:change-id="ct224202824"/><text:s/><text:change-end text:change-id="ct224202824"/>NO<text:change-start text:change-id="ct110038288"/> is pressed to save in new OO 2.0 OpenDocument format, versions have to be kept as well.<text:change-end text:change-id="ct110038288"/></text:p>
        </text:list-item>
        <text:list-item>
          <text:p text:style-name="P33">Versions will be dropped when saving to a new file using <text:span text:style-name="T1">Save as</text:span> from the <text:span text:style-name="T1">File</text:span> menu only.</text:p>
        </text:list-item>
        <text:list-item>
          <text:p text:style-name="P34">API calls behaves the same way</text:p>
        </text:list-item>
      </text:list>
      <text:p text:style-name="P3">String list</text:p>
      <text:p text:style-name="P3">-none-</text:p>
      <text:h text:style-name="Heading_20_1" text:outline-level="1">Future Tasks</text:h>
      <text:p text:style-name="Text_20_body"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immons" svg:font-family="Timmons" style:font-adornments="Normal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rial" svg:font-family="Arial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/>
      <style:text-properties style:font-name="Albany1"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3cm" fo:margin-bottom="0.199cm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99cm" fo:margin-bottom="0.199cm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4cm" fo:margin-bottom="0.101cm" fo:background-color="transparent">
        <style:tab-stops/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1.05cm" fo:margin-right="0cm" fo:text-indent="0cm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left="1cm" fo:margin-right="0cm" fo:text-indent="-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background-color="transparent" fo:padding="0.049cm" fo:border-left="none" fo:border-right="none" fo:border-top="none" fo:border-bottom="0.002cm solid #594fbf" text:number-lines="false" text:line-number="0">
        <style:tab-stops>
          <style:tab-stop style:position="8.25cm" style:type="center"/>
          <style:tab-stop style:position="16.501cm" style:type="right"/>
        </style:tab-stops>
        <style:background-image/>
      </style:paragraph-properties>
      <style:text-properties style:font-name="Albany1" fo:font-size="10pt"/>
    </style:style>
    <style:style style:name="Footer" style:family="paragraph" style:parent-style-name="Standard" style:class="extra">
      <style:paragraph-properties fo:padding="0.049cm" fo:border-left="none" fo:border-right="none" fo:border-top="0.002cm solid #4700b8" fo:border-bottom="none" text:number-lines="false" text:line-number="0">
        <style:tab-stops>
          <style:tab-stop style:position="8.269cm" style:type="center"/>
          <style:tab-stop style:position="16.538cm" style:type="right"/>
        </style:tab-stops>
      </style:paragraph-properties>
      <style:text-properties style:font-name="Albany1" fo:font-size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text-align="start" style:justify-single-word="false" fo:text-indent="0cm" style:auto-text-indent="false" text:number-lines="false" text:line-number="0"/>
      <style:text-properties style:use-window-font-color="true"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>
      <style:paragraph-properties fo:margin-left="1.05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49cm" fo:margin-bottom="0cm" fo:text-indent="0cm" style:auto-text-indent="false">
        <style:tab-stops>
          <style:tab-stop style:position="16.538cm" style:type="right" style:leader-style="dotted" style:leader-text="."/>
        </style:tab-stops>
      </style:paragraph-properties>
      <style:text-properties fo:color="#000000" style:font-name="Albany1" fo:font-size="10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fo:background-color="transparent">
        <style:tab-stops>
          <style:tab-stop style:position="16.039cm" style:type="right" style:leader-style="dotted" style:leader-text="."/>
        </style:tab-stops>
        <style:background-image/>
      </style:paragraph-properties>
      <style:text-properties style:font-name="Albany1" fo:font-size="10pt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lbany1" fo:font-size="10pt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lbany1" fo:font-size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Caption"/>
    <style:style style:name="Untitled1" style:family="paragraph" style:parent-style-name="Table_20_Contents" style:class="extra">
      <style:paragraph-properties fo:text-align="start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Albany1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000080" style:font-name="Albany1" fo:font-size="10pt" style:text-underline-style="none" style:text-blinking="false" fo:background-color="transparent"/>
    </style:style>
    <style:style style:name="Index_20_Link" style:display-name="Index Link" style:family="text">
      <style:text-properties style:font-name="Timmons"/>
    </style:style>
    <style:style style:name="Endnote_20_Symbol" style:display-name="Endnote Symbol" style:family="text"/>
    <style:style style:name="Line_20_numbering" style:display-name="Line numbering" style:family="text">
      <style:text-properties fo:color="#999999" style:font-name="Arial" fo:font-size="9pt"/>
    </style:style>
    <style:style style:name="Footnote_20_anchor" style:display-name="Footnote anchor" style:family="text">
      <style:text-properties style:text-position="0% 100%" style:font-name="Albany1" fo:font-size="10pt"/>
    </style:style>
    <style:style style:name="PLaceholder_20_Titel" style:display-name="PLaceholder Titel" style:family="text">
      <style:text-properties fo:color="#666699" fo:font-size="20pt"/>
    </style:style>
    <style:style style:name="Contents_20_Links" style:display-name="Contents Links" style:family="text" style:parent-style-name="Index_20_Link">
      <style:text-properties fo:color="#000000" style:font-name="Albany1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cm"/>
      </text:outline-level-style>
      <text:outline-level-style text:level="4" style:num-format="1">
        <style:list-level-properties text:min-label-width="1cm"/>
      </text:outline-level-style>
      <text:outline-level-style text:level="5" style:num-format="">
        <style:list-level-properties text:min-label-width="1cm"/>
      </text:outline-level-style>
      <text:outline-level-style text:level="6" style:num-format="">
        <style:list-level-properties text:min-label-width="1cm"/>
      </text:outline-level-style>
      <text:outline-level-style text:level="7" style:num-format="">
        <style:list-level-properties text:min-label-width="1cm"/>
      </text:outline-level-style>
      <text:outline-level-style text:level="8" style:num-format="">
        <style:list-level-properties text:min-label-width="1cm"/>
      </text:outline-level-style>
      <text:outline-level-style text:level="9" style:num-format="">
        <style:list-level-properties text:min-label-width="1cm"/>
      </text:outline-level-style>
      <text:outline-level-style text:level="10" style:num-format="">
        <style:list-level-properties text:min-label-width="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count-empty-lines="false" text:count-in-text-boxes="true" text:offset="0.801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break-before="column"/>
    </style:style>
    <style:page-layout style:name="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2cm" fo:margin-bottom="3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tracked-changes>
          <text:changed-region text:id="ct229903288">
            <text:deletion>
              <office:change-info>
                <dc:creator>Frank Loehmann</dc:creator>
                <dc:date>2005-07-07T17:05:00</dc:date>
              </office:change-info>
              <text:p text:style-name="Header"><text:placeholder text:placeholder-type="text" text:description="State the title here.">&lt;Required - Specification Title&gt;</text:placeholder></text:p>
            </text:deletion>
          </text:changed-region>
          <text:changed-region text:id="ct230868312">
            <text:insertion>
              <office:change-info>
                <dc:creator>Frank Loehmann</dc:creator>
                <dc:date>2005-07-07T17:05:00</dc:date>
              </office:change-info>
            </text:insertion>
          </text:changed-region>
        </text:tracked-changes>
        <text:p text:style-name="Header"><text:change text:change-id="ct229903288"/><text:change-start text:change-id="ct230868312"/>Behavior of Saving Documents Containing Versions<text:change-end text:change-id="ct230868312"/></text:p>
      </style:header>
      <style:footer>
        <text:p text:style-name="P1">Page <text:page-number text:select-page="current">1</text:page-number></text:p>
      </style:footer>
    </style:master-page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6"/>
    <style:master-page style:name="HTML" style:page-layout-name="pm7"/>
    <style:master-page style:name="Endnote" style:page-layout-name="pm8"/>
    <style:master-page style:name="Title_20_Page" style:display-name="Title Page" style:page-layout-name="pm9">
      <style:footer>
        <text:p text:style-name="P2"><text:a xlink:type="simple" xlink:href="http://specs.openoffice.org/appwide/fileIO/Behavior_of_Saving_Documents_Containing_Versions.odt">http://specs.openoffice.org/appwide/fileIO/Behavior_of_Saving_Documents_Containing_Versions.odt</text:a></text:p>
      </style:footer>
    </style:master-page>
    <style:master-page style:name="Information_20__26__20_Contents" style:display-name="Information &amp; Contents" style:page-layout-name="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06$Build-8918</meta:generator>
    <meta:initial-creator>Frank Loehmann</meta:initial-creator>
    <meta:creation-date>2005-07-05T10:32:52</meta:creation-date>
    <dc:creator>Frank Loehmann</dc:creator>
    <dc:date>2005-07-08T14:35:43</dc:date>
    <dc:language>en-US</dc:language>
    <meta:editing-cycles>20</meta:editing-cycles>
    <meta:editing-duration>PT4H54M36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5" meta:paragraph-count="114" meta:word-count="743" meta:character-count="4391"/>
  </office:meta>
</office:document-meta>
</file>